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4000004380B22B277AFC2731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0.25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876cm" svg:height="15.917cm" svg:x="4.826cm" svg:y="0.086cm">
          <draw:image xlink:href="Pictures/1000000000000654000004380B22B277AFC27313.jpg" xlink:type="simple" xlink:show="embed" xlink:actuate="onLoad" draw:mime-type="image/jpeg">
            <text:p/>
          </draw:image>
        </draw:frame>
        <draw:frame presentation:style-name="pr1" draw:text-style-name="P2" draw:layer="layout" svg:width="4.371cm" svg:height="1.737cm" svg:x="0cm" svg:y="0.041cm" presentation:class="title" presentation:user-transformed="true">
          <draw:text-box>
            <text:p>TRY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7T11:38:00.242048421</meta:creation-date>
    <dc:date>2021-11-18T10:10:45.269445464</dc:date>
    <meta:editing-duration>PT9M34S</meta:editing-duration>
    <meta:editing-cycles>4</meta:editing-cycles>
    <meta:generator>LibreOffice/7.2.2.2$Linux_X86_64 LibreOffice_project/20$Build-2</meta:generator>
    <meta:document-statistic meta:object-count="25"/>
  </office:meta>
</office:document-meta>
</file>